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i>E</mi>
          <mo stretchy="false">η</mo>
        </msub>
        <mo stretchy="false">=</mo>
        <mo stretchy="false">η</mo>
      </mrow>
      <msub>
        <mi>E</mi>
        <mi>p</mi>
      </msub>
      <mi/>
      <mtext> ; </mtext>
      <mi/>
      <mrow>
        <mo stretchy="false">η</mo>
        <mo stretchy="false">=</mo>
        <mrow>
          <mo stretchy="false">±</mo>
          <mi/>
        </mrow>
      </mrow>
      <mtext> ; </mtext>
      <mi/>
      <mrow>
        <msub>
          <mi>E</mi>
          <mi>p</mi>
        </msub>
        <mo stretchy="false">=</mo>
        <msqrt>
          <mrow>
            <msup>
              <mi>c</mi>
              <mn>2</mn>
            </msup>
            <mrow>
              <msup>
                <mrow>
                  <mstyle mathvariant="bold">
                    <mrow>
                      <mi>p</mi>
                    </mrow>
                  </mstyle>
                </mrow>
                <mn>2</mn>
              </msup>
              <mo stretchy="false">+</mo>
              <msubsup>
                <mi>m</mi>
                <mtext>e</mtext>
                <mn>2</mn>
              </msubsup>
            </mrow>
            <msup>
              <mi>c</mi>
              <mn>4</mn>
            </msup>
          </mrow>
        </msqrt>
      </mrow>
    </mrow>
    <annotation encoding="StarMath 5.0">E _%ieta = %ieta E _p
`" ; "~
%ieta = +- 
`" ; "~
E_p = sqrt{c^2 {bold p}^2 + m_"e" ^2 c^4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3:58:03.625000000</meta:creation-date>
    <meta:generator>LibreOffice/4.1.4.2$Windows_x86 LibreOffice_project/0a0440ccc0227ad9829de5f46be37cfb6edcf72</meta:generator>
  </office:meta>
</office:document-meta>
</file>